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64cm"/>
    </style:style>
    <style:style style:name="co2" style:family="table-column">
      <style:table-column-properties fo:break-before="auto" style:column-width="1.586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2.279cm"/>
    </style:style>
    <style:style style:name="co5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2.16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0.00160503">
            <text:p>0,00160503</text:p>
          </table:table-cell>
          <table:table-cell table:style-name="ce1" office:value-type="float" office:value="2.4">
            <text:p>2,4</text:p>
          </table:table-cell>
          <table:table-cell office:value-type="float" office:value="0.566929">
            <text:p>0,566929</text:p>
          </table:table-cell>
          <table:table-cell office:value-type="float" office:value="-0.0119708">
            <text:p>-0,0119708</text:p>
          </table:table-cell>
          <table:table-cell office:value-type="float" office:value="0.249037">
            <text:p>0,249037</text:p>
          </table:table-cell>
          <table:table-cell office:value-type="float" office:value="0.00411842">
            <text:p>0,00411842</text:p>
          </table:table-cell>
          <table:table-cell office:value-type="float" office:value="0.398438">
            <text:p>0,398438</text:p>
          </table:table-cell>
          <table:table-cell office:value-type="float" office:value="0.0198995">
            <text:p>0,0198995</text:p>
          </table:table-cell>
          <table:table-cell office:value-type="float" office:value="0.0139831">
            <text:p>0,0139831</text:p>
          </table:table-cell>
          <table:table-cell office:value-type="float" office:value="0.506803">
            <text:p>0,506803</text:p>
          </table:table-cell>
          <table:table-cell office:value-type="float" office:value="0.221661">
            <text:p>0,221661</text:p>
          </table:table-cell>
          <table:table-cell office:value-type="float" office:value="6.58851">
            <text:p>6,58851</text:p>
          </table:table-cell>
        </table:table-row>
        <table:table-row table:style-name="ro1">
          <table:table-cell office:value-type="float" office:value="0.000155927">
            <text:p>0,000155927</text:p>
          </table:table-cell>
          <table:table-cell office:value-type="float" office:value="2.57143">
            <text:p>2,57143</text:p>
          </table:table-cell>
          <table:table-cell office:value-type="float" office:value="0.425197">
            <text:p>0,425197</text:p>
          </table:table-cell>
          <table:table-cell office:value-type="float" office:value="0.0794449">
            <text:p>0,0794449</text:p>
          </table:table-cell>
          <table:table-cell office:value-type="float" office:value="1.84211">
            <text:p>1,84211</text:p>
          </table:table-cell>
          <table:table-cell office:value-type="float" office:value="0.00179316">
            <text:p>0,00179316</text:p>
          </table:table-cell>
          <table:table-cell office:value-type="float" office:value="0.292969">
            <text:p>0,292969</text:p>
          </table:table-cell>
          <table:table-cell office:value-type="float" office:value="0.0146336">
            <text:p>0,0146336</text:p>
          </table:table-cell>
          <table:table-cell office:value-type="float" office:value="0.0185384">
            <text:p>0,0185384</text:p>
          </table:table-cell>
          <table:table-cell office:value-type="float" office:value="0.803901">
            <text:p>0,803901</text:p>
          </table:table-cell>
          <table:table-cell office:value-type="float" office:value="0.300196">
            <text:p>0,300196</text:p>
          </table:table-cell>
          <table:table-cell table:style-name="ce1" office:value-type="float" office:value="3.4302">
            <text:p>3,4302</text:p>
          </table:table-cell>
        </table:table-row>
        <table:table-row table:style-name="ro1">
          <table:table-cell office:value-type="float" office:value="0.000698243">
            <text:p>0,000698243</text:p>
          </table:table-cell>
          <table:table-cell office:value-type="float" office:value="1.45238">
            <text:p>1,45238</text:p>
          </table:table-cell>
          <table:table-cell office:value-type="float" office:value="0.480315">
            <text:p>0,480315</text:p>
          </table:table-cell>
          <table:table-cell office:value-type="float" office:value="0.00279297">
            <text:p>0,00279297</text:p>
          </table:table-cell>
          <table:table-cell office:value-type="float" office:value="0.0698747">
            <text:p>0,0698747</text:p>
          </table:table-cell>
          <table:table-cell office:value-type="float" office:value="0.00417021">
            <text:p>0,00417021</text:p>
          </table:table-cell>
          <table:table-cell office:value-type="float" office:value="0.402344">
            <text:p>0,402344</text:p>
          </table:table-cell>
          <table:table-cell office:value-type="float" office:value="0.0236776">
            <text:p>0,0236776</text:p>
          </table:table-cell>
          <table:table-cell office:value-type="float" office:value="0.0247731">
            <text:p>0,0247731</text:p>
          </table:table-cell>
          <table:table-cell office:value-type="float" office:value="0.895458">
            <text:p>0,895458</text:p>
          </table:table-cell>
          <table:table-cell office:value-type="float" office:value="0.220255">
            <text:p>0,220255</text:p>
          </table:table-cell>
          <table:table-cell office:value-type="float" office:value="2.09488">
            <text:p>2,09488</text:p>
          </table:table-cell>
        </table:table-row>
        <table:table-row table:style-name="ro1">
          <table:table-cell office:value-type="float" office:value="0.000599553">
            <text:p>0,000599553</text:p>
          </table:table-cell>
          <table:table-cell table:style-name="ce1" office:value-type="float" office:value="1.6129">
            <text:p>1,6129</text:p>
          </table:table-cell>
          <table:table-cell office:value-type="float" office:value="0.393701">
            <text:p>0,393701</text:p>
          </table:table-cell>
          <table:table-cell office:value-type="float" office:value="0.0436584">
            <text:p>0,0436584</text:p>
          </table:table-cell>
          <table:table-cell office:value-type="float" office:value="1.02575">
            <text:p>1,02575</text:p>
          </table:table-cell>
          <table:table-cell office:value-type="float" office:value="0.00310935">
            <text:p>0,00310935</text:p>
          </table:table-cell>
          <table:table-cell office:value-type="float" office:value="0.316406">
            <text:p>0,316406</text:p>
          </table:table-cell>
          <table:table-cell office:value-type="float" office:value="0.0171646">
            <text:p>0,0171646</text:p>
          </table:table-cell>
          <table:table-cell office:value-type="float" office:value="0.0240374">
            <text:p>0,0240374</text:p>
          </table:table-cell>
          <table:table-cell office:value-type="float" office:value="0.891473">
            <text:p>0,891473</text:p>
          </table:table-cell>
          <table:table-cell office:value-type="float" office:value="0.232338">
            <text:p>0,232338</text:p>
          </table:table-cell>
          <table:table-cell office:value-type="float" office:value="2.21906">
            <text:p>2,21906</text:p>
          </table:table-cell>
        </table:table-row>
        <table:table-row table:style-name="ro1">
          <table:table-cell office:value-type="float" office:value="0.000719942">
            <text:p>0,000719942</text:p>
          </table:table-cell>
          <table:table-cell table:style-name="ce1" office:value-type="float" office:value="2.0625">
            <text:p>2,0625</text:p>
          </table:table-cell>
          <table:table-cell office:value-type="float" office:value="0.519685">
            <text:p>0,519685</text:p>
          </table:table-cell>
          <table:table-cell office:value-type="float" office:value="-0.00922835">
            <text:p>-0,00922835</text:p>
          </table:table-cell>
          <table:table-cell office:value-type="float" office:value="0.163796">
            <text:p>0,163796</text:p>
          </table:table-cell>
          <table:table-cell office:value-type="float" office:value="0.00285039">
            <text:p>0,00285039</text:p>
          </table:table-cell>
          <table:table-cell office:value-type="float" office:value="0.382812">
            <text:p>0,382812</text:p>
          </table:table-cell>
          <table:table-cell office:value-type="float" office:value="0.0177865">
            <text:p>0,0177865</text:p>
          </table:table-cell>
          <table:table-cell office:value-type="float" office:value="0.0170318">
            <text:p>0,0170318</text:p>
          </table:table-cell>
          <table:table-cell office:value-type="float" office:value="0.650318">
            <text:p>0,650318</text:p>
          </table:table-cell>
          <table:table-cell office:value-type="float" office:value="0.256408">
            <text:p>0,256408</text:p>
          </table:table-cell>
          <table:table-cell office:value-type="float" office:value="5.05032">
            <text:p>5,05032</text:p>
          </table:table-cell>
        </table:table-row>
        <table:table-row table:style-name="ro1">
          <table:table-cell office:value-type="float" office:value="0.000704586">
            <text:p>0,000704586</text:p>
          </table:table-cell>
          <table:table-cell office:value-type="float" office:value="2.15625">
            <text:p>2,15625</text:p>
          </table:table-cell>
          <table:table-cell office:value-type="float" office:value="0.543307">
            <text:p>0,543307</text:p>
          </table:table-cell>
          <table:table-cell office:value-type="float" office:value="0.00416346">
            <text:p>0,00416346</text:p>
          </table:table-cell>
          <table:table-cell office:value-type="float" office:value="0.0792104">
            <text:p>0,0792104</text:p>
          </table:table-cell>
          <table:table-cell office:value-type="float" office:value="0.0028713">
            <text:p>0,0028713</text:p>
          </table:table-cell>
          <table:table-cell office:value-type="float" office:value="0.394531">
            <text:p>0,394531</text:p>
          </table:table-cell>
          <table:table-cell office:value-type="float" office:value="0.0176425">
            <text:p>0,0176425</text:p>
          </table:table-cell>
          <table:table-cell office:value-type="float" office:value="0.0169462">
            <text:p>0,0169462</text:p>
          </table:table-cell>
          <table:table-cell office:value-type="float" office:value="0.63879">
            <text:p>0,63879</text:p>
          </table:table-cell>
          <table:table-cell office:value-type="float" office:value="0.236442">
            <text:p>0,236442</text:p>
          </table:table-cell>
          <table:table-cell table:style-name="ce1" office:value-type="float" office:value="3.7622">
            <text:p>3,762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formula="of:=MIN([.A1:.A6])" office:value-type="float" office:value="0.000155927">
            <text:p>0,000155927</text:p>
          </table:table-cell>
          <table:table-cell table:formula="of:=MIN([.B1:.B6])" office:value-type="float" office:value="1.45238">
            <text:p>1,45238</text:p>
          </table:table-cell>
          <table:table-cell table:formula="of:=MIN([.C1:.C6])" office:value-type="float" office:value="0.393701">
            <text:p>0,393701</text:p>
          </table:table-cell>
          <table:table-cell table:formula="of:=MIN([.D1:.D6])" office:value-type="float" office:value="-0.0119708">
            <text:p>-0,0119708</text:p>
          </table:table-cell>
          <table:table-cell table:formula="of:=MIN([.E1:.E6])" office:value-type="float" office:value="0.0698747">
            <text:p>0,0698747</text:p>
          </table:table-cell>
          <table:table-cell table:formula="of:=MIN([.F1:.F6])" office:value-type="float" office:value="0.00179316">
            <text:p>0,00179316</text:p>
          </table:table-cell>
          <table:table-cell table:formula="of:=MIN([.G1:.G6])" office:value-type="float" office:value="0.292969">
            <text:p>0,292969</text:p>
          </table:table-cell>
          <table:table-cell table:formula="of:=MIN([.H1:.H6])" office:value-type="float" office:value="0.0146336">
            <text:p>0,0146336</text:p>
          </table:table-cell>
          <table:table-cell table:formula="of:=MIN([.I1:.I6])" office:value-type="float" office:value="0.0139831">
            <text:p>0,0139831</text:p>
          </table:table-cell>
          <table:table-cell table:formula="of:=MIN([.J1:.J6])" office:value-type="float" office:value="0.506803">
            <text:p>0,506803</text:p>
          </table:table-cell>
          <table:table-cell table:formula="of:=MIN([.K1:.K6])" office:value-type="float" office:value="0.220255">
            <text:p>0,220255</text:p>
          </table:table-cell>
          <table:table-cell table:formula="of:=MIN([.L1:.L6])" office:value-type="float" office:value="2.09488">
            <text:p>2,09488</text:p>
          </table:table-cell>
        </table:table-row>
        <table:table-row table:style-name="ro1">
          <table:table-cell table:formula="of:=MAX([.A1:.A6])" office:value-type="float" office:value="0.00160503">
            <text:p>0,00160503</text:p>
          </table:table-cell>
          <table:table-cell table:formula="of:=MAX([.B1:.B6])" office:value-type="float" office:value="2.57143">
            <text:p>2,57143</text:p>
          </table:table-cell>
          <table:table-cell table:formula="of:=MAX([.C1:.C6])" office:value-type="float" office:value="0.566929">
            <text:p>0,566929</text:p>
          </table:table-cell>
          <table:table-cell table:formula="of:=MAX([.D1:.D6])" office:value-type="float" office:value="0.0794449">
            <text:p>0,0794449</text:p>
          </table:table-cell>
          <table:table-cell table:formula="of:=MAX([.E1:.E6])" office:value-type="float" office:value="1.84211">
            <text:p>1,84211</text:p>
          </table:table-cell>
          <table:table-cell table:formula="of:=MAX([.F1:.F6])" office:value-type="float" office:value="0.00417021">
            <text:p>0,00417021</text:p>
          </table:table-cell>
          <table:table-cell table:formula="of:=MAX([.G1:.G6])" office:value-type="float" office:value="0.402344">
            <text:p>0,402344</text:p>
          </table:table-cell>
          <table:table-cell table:formula="of:=MAX([.H1:.H6])" office:value-type="float" office:value="0.0236776">
            <text:p>0,0236776</text:p>
          </table:table-cell>
          <table:table-cell table:formula="of:=MAX([.I1:.I6])" office:value-type="float" office:value="0.0247731">
            <text:p>0,0247731</text:p>
          </table:table-cell>
          <table:table-cell table:formula="of:=MAX([.J1:.J6])" office:value-type="float" office:value="0.895458">
            <text:p>0,895458</text:p>
          </table:table-cell>
          <table:table-cell table:formula="of:=MAX([.K1:.K6])" office:value-type="float" office:value="0.300196">
            <text:p>0,300196</text:p>
          </table:table-cell>
          <table:table-cell table:formula="of:=MAX([.L1:.L6])" office:value-type="float" office:value="6.58851">
            <text:p>6,5885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7">27.05.2012</text:date>, <text:time>15:27:5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27T15:27:52</dc:date>
    <dc:creator>tomko </dc:creator>
    <meta:document-statistic meta:table-count="1" meta:cell-count="96" meta:object-count="0"/>
    <meta:generator>LibreOffice/3.4$Unix LibreOffice_project/340m1$Build-602</meta:generator>
  </office:meta>
</office:document-meta>
</file>